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30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18" style:family="table-cell" style:parent-style-name="Default" style:data-style-name="N113"/>
    <style:style style:name="ce37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24" style:family="table-cell" style:parent-style-name="Default" style:data-style-name="N3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20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0" office:value-type="string" calcext:value-type="string">
            <text:p>買値</text:p>
          </table:table-cell>
          <table:table-cell table:style-name="ce30" office:value-type="string" calcext:value-type="string">
            <text:p>売値</text:p>
          </table:table-cell>
          <table:table-cell table:style-name="ce37" office:value-type="string" calcext:value-type="string">
            <text:p>損益</text:p>
          </table:table-cell>
          <table:table-cell table:style-name="ce44" office:value-type="string" calcext:value-type="string">
            <text:p>買</text:p>
          </table:table-cell>
          <table:table-cell table:style-name="ce44" office:value-type="string" calcext:value-type="string">
            <text:p>売</text:p>
          </table:table-cell>
          <table:table-cell table:style-name="ce4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8" office:value-type="date" office:date-value="2024-01-24" calcext:value-type="date">
            <text:p>2024/01/24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  <table:table-cell table:number-columns-repeated="16373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855" calcext:value-type="float">
            <text:p>14,855.0</text:p>
          </table:table-cell>
          <table:table-cell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5500" calcext:value-type="float">
            <text:p>-5,500</text:p>
          </table:table-cell>
          <table:table-cell table:number-columns-repeated="16377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911" calcext:value-type="float">
            <text:p>14,911.0</text:p>
          </table:table-cell>
          <table:table-cell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11100" calcext:value-type="float">
            <text:p>-11,100</text:p>
          </table:table-cell>
          <table:table-cell table:number-columns-repeated="16377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804" calcext:value-type="float">
            <text:p>14,804.0</text:p>
          </table:table-cell>
          <table:table-cell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-400" calcext:value-type="float">
            <text:p>-400</text:p>
          </table:table-cell>
          <table:table-cell table:number-columns-repeated="16377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731" calcext:value-type="float">
            <text:p>14,731.0</text:p>
          </table:table-cell>
          <table:table-cell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6900" calcext:value-type="float">
            <text:p>6,900</text:p>
          </table:table-cell>
          <table:table-cell table:number-columns-repeated="16377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62" calcext:value-type="float">
            <text:p>14,662.0</text:p>
          </table:table-cell>
          <table:table-cell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3800" calcext:value-type="float">
            <text:p>13,800</text:p>
          </table:table-cell>
          <table:table-cell table:number-columns-repeated="16377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01" calcext:value-type="float">
            <text:p>14,601.0</text:p>
          </table:table-cell>
          <table:table-cell office:value-type="float" office:value="14800" calcext:value-type="float">
            <text:p>14,800.0</text:p>
          </table:table-cell>
          <table:table-cell table:style-name="ce65" table:formula="of:=[.D185]*([.F185]-[.E185])" office:value-type="float" office:value="19900" calcext:value-type="float">
            <text:p>19,900</text:p>
          </table:table-cell>
          <table:table-cell table:number-columns-repeated="16377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800" calcext:value-type="float">
            <text:p>14,800.0</text:p>
          </table:table-cell>
          <table:table-cell office:value-type="float" office:value="14850" calcext:value-type="float">
            <text:p>14,850.0</text:p>
          </table:table-cell>
          <table:table-cell table:style-name="ce65" table:formula="of:=[.D186]*([.F186]-[.E186])" office:value-type="float" office:value="5000" calcext:value-type="float">
            <text:p>5,000</text:p>
          </table:table-cell>
          <table:table-cell table:number-columns-repeated="16377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788" calcext:value-type="float">
            <text:p>14,788.0</text:p>
          </table:table-cell>
          <table:table-cell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889" calcext:value-type="float">
            <text:p>14,889.0</text:p>
          </table:table-cell>
          <table:table-cell office:value-type="float" office:value="14800" calcext:value-type="float">
            <text:p>14,800.0</text:p>
          </table:table-cell>
          <table:table-cell table:number-columns-repeated="16378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834" calcext:value-type="float">
            <text:p>14,834.0</text:p>
          </table:table-cell>
          <table:table-cell office:value-type="float" office:value="14800" calcext:value-type="float">
            <text:p>14,800.0</text:p>
          </table:table-cell>
          <table:table-cell table:number-columns-repeated="16378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804.5" calcext:value-type="float">
            <text:p>14,804.5</text:p>
          </table:table-cell>
          <table:table-cell office:value-type="float" office:value="14800" calcext:value-type="float">
            <text:p>14,800.0</text:p>
          </table:table-cell>
          <table:table-cell table:number-columns-repeated="16378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741" calcext:value-type="float">
            <text:p>14,741.0</text:p>
          </table:table-cell>
          <table:table-cell office:value-type="float" office:value="14800" calcext:value-type="float">
            <text:p>14,800.0</text:p>
          </table:table-cell>
          <table:table-cell table:number-columns-repeated="16378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735" calcext:value-type="float">
            <text:p>14,735.0</text:p>
          </table:table-cell>
          <table:table-cell office:value-type="float" office:value="14800" calcext:value-type="float">
            <text:p>14,800.0</text:p>
          </table:table-cell>
          <table:table-cell table:number-columns-repeated="16378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701" calcext:value-type="float">
            <text:p>14,701.0</text:p>
          </table:table-cell>
          <table:table-cell office:value-type="float" office:value="14800" calcext:value-type="float">
            <text:p>14,800.0</text:p>
          </table:table-cell>
          <table:table-cell table:number-columns-repeated="16378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704" calcext:value-type="float">
            <text:p>14,704.0</text:p>
          </table:table-cell>
          <table:table-cell table:number-columns-repeated="16378"/>
        </table:table-row>
        <table:table-row table:style-name="ro1">
          <table:table-cell office:value-type="date" office:date-value="2024-01-24" calcext:value-type="date">
            <text:p>2024/01/24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810" calcext:value-type="float">
            <text:p>14,810.0</text:p>
          </table:table-cell>
          <table:table-cell table:number-columns-repeated="16378"/>
        </table:table-row>
        <table:table-row table:style-name="ro1" table:number-rows-repeated="10483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00/00/00</text:date>, <text:time style:data-style-name="N2" text:time-value="08:33:49.17072426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25T14:09:12.546701639</dc:date>
    <meta:editing-duration>P17DT14M26S</meta:editing-duration>
    <meta:editing-cycles>1695</meta:editing-cycles>
    <meta:document-statistic meta:table-count="1" meta:cell-count="1496" meta:object-count="0"/>
  </office:meta>
</office:document-meta>
</file>